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cm" svg:height="5.2cm" svg:x="1.1cm" svg:y="8.5cm">
          <text:p text:style-name="P1">terrains.xml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3.8cm" svg:height="5.2cm" svg:x="15.5cm" svg:y="8.5cm">
          <text:p text:style-name="P1">config.xml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layer="layout" svg:width="9cm" svg:height="9.3cm" svg:x="6cm" svg:y="17.3cm">
          <text:p text:style-name="P1">Terrain Intelligent</text:p>
          <text:p text:style-name="P1">Allocation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draw:layer="layout" svg:width="6.6cm" svg:height="5.6cm" svg:x="6.9cm" svg:y="2cm">
          <text:p text:style-name="P1">Graphical</text:p>
          <text:p text:style-name="P1">Interface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line draw:style-name="gr2" draw:text-style-name="P1" draw:layer="layout" svg:x1="7.2cm" svg:y1="5.8cm" svg:x2="3.3cm" svg:y2="8.5cm">
          <text:p/>
        </draw:line>
        <draw:line draw:style-name="gr2" draw:text-style-name="P1" draw:layer="layout" svg:x1="13.6cm" svg:y1="4.8cm" svg:x2="17.7cm" svg:y2="8.6cm">
          <text:p/>
        </draw:line>
        <draw:line draw:style-name="gr2" draw:text-style-name="P1" draw:layer="layout" svg:x1="10.3cm" svg:y1="7.6cm" svg:x2="10.4cm" svg:y2="17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P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ui Maia</meta:initial-creator>
    <meta:creation-date>2013-04-10T12:52:36</meta:creation-date>
    <dc:date>2013-04-10T12:57:54</dc:date>
    <dc:creator>Rui Maia</dc:creator>
    <meta:editing-duration>P0D</meta:editing-duration>
    <meta:editing-cycles>1</meta:editing-cycles>
    <meta:document-statistic meta:object-count="7"/>
    <meta:generator>LibreOffice/3.6$Linux_x86 LibreOffice_project/360m1$Build-2</meta:generator>
  </office:meta>
</office:document-meta>
</file>